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family-generic="system"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contextual-spacing="false" fo:line-height="115%"/>
      <style:text-properties officeooo:paragraph-rsid="001c5c12"/>
    </style:style>
    <style:style style:name="P2" style:family="paragraph" style:parent-style-name="Text_20_body">
      <style:paragraph-properties fo:margin-top="0cm" fo:margin-bottom="0cm" style:contextual-spacing="false" fo:line-height="115%"/>
    </style:style>
    <style:style style:name="P3" style:family="paragraph" style:parent-style-name="Standard">
      <style:text-properties officeooo:rsid="001c5c12" officeooo:paragraph-rsid="001c5c12"/>
    </style:style>
    <style:style style:name="P4" style:family="paragraph" style:parent-style-name="Text_20_body">
      <style:paragraph-properties fo:margin-top="0cm" fo:margin-bottom="0cm" style:contextual-spacing="false" fo:line-height="115%"/>
      <style:text-properties style:font-name="Liberation Serif"/>
    </style:style>
    <style:style style:name="P5" style:family="paragraph" style:parent-style-name="Heading_20_1" style:list-style-name="WWNum1">
      <style:text-properties officeooo:paragraph-rsid="001c5c12"/>
    </style:style>
    <style:style style:name="P6" style:family="paragraph" style:parent-style-name="Heading_20_1" style:list-style-name="WWNum1" style:master-page-name="MP0">
      <style:paragraph-properties style:page-number="auto" fo:break-before="page"/>
      <style:text-properties fo:font-size="18pt" fo:font-weight="bold" style:font-size-asian="18pt" style:font-weight-asian="bold" style:font-size-complex="18pt" style:font-weight-complex="bold"/>
    </style:style>
    <style:style style:name="P7" style:family="paragraph" style:parent-style-name="Heading_20_1" style:list-style-name="WWNum1">
      <style:text-properties fo:font-size="18pt" fo:font-weight="bold" style:font-size-asian="18pt" style:font-weight-asian="bold" style:font-size-complex="18pt" style:font-weight-complex="bold"/>
    </style:style>
    <style:style style:name="P8" style:family="paragraph" style:parent-style-name="Heading_20_1" style:list-style-name="WWNum1">
      <style:paragraph-properties fo:margin-left="0cm" fo:margin-right="0cm" fo:text-indent="0cm" style:auto-text-indent="false">
        <style:tab-stops>
          <style:tab-stop style:position="0cm"/>
        </style:tab-stops>
      </style:paragraph-properties>
      <style:text-properties officeooo:paragraph-rsid="001c5c12"/>
    </style:style>
    <style:style style:name="P9" style:family="paragraph" style:parent-style-name="Heading_20_2" style:list-style-name="WWNum1">
      <style:text-properties officeooo:paragraph-rsid="001c5c12"/>
    </style:style>
    <style:style style:name="P10" style:family="paragraph" style:parent-style-name="Heading_20_3" style:list-style-name="WWNum1">
      <style:text-properties officeooo:paragraph-rsid="001c5c12"/>
    </style:style>
    <style:style style:name="P11" style:family="paragraph" style:parent-style-name="Normal" style:list-style-name="WWNum1">
      <style:text-properties officeooo:paragraph-rsid="001c5c12"/>
    </style:style>
    <style:style style:name="P12" style:family="paragraph" style:parent-style-name="Normal" style:list-style-name="WWNum1">
      <style:paragraph-properties fo:margin-top="0cm" fo:margin-bottom="0.247cm" style:contextual-spacing="false" fo:line-height="115%"/>
      <style:text-properties officeooo:paragraph-rsid="001c5c12"/>
    </style:style>
    <style:style style:name="P13" style:family="paragraph" style:parent-style-name="Normal" style:list-style-name="WWNum1">
      <style:paragraph-properties fo:margin-top="0cm" fo:margin-bottom="0cm" style:contextual-spacing="false" fo:line-height="115%"/>
      <style:text-properties officeooo:paragraph-rsid="001c5c12"/>
    </style:style>
    <style:style style:name="P14" style:family="paragraph" style:parent-style-name="Text_20_body" style:list-style-name="WWNum1">
      <style:text-properties officeooo:paragraph-rsid="001c5c12"/>
    </style:style>
    <style:style style:name="P15" style:family="paragraph" style:parent-style-name="Text_20_body" style:list-style-name="WWNum1">
      <style:text-properties officeooo:rsid="000b2d1d" officeooo:paragraph-rsid="001c5c12"/>
    </style:style>
    <style:style style:name="P16" style:family="paragraph" style:parent-style-name="Text_20_body" style:list-style-name="WWNum1">
      <style:text-properties officeooo:rsid="0021b186" officeooo:paragraph-rsid="001c5c12"/>
    </style:style>
    <style:style style:name="P17" style:family="paragraph" style:parent-style-name="Text_20_body" style:list-style-name="WWNum1">
      <style:text-properties style:font-name="Liberation Serif" officeooo:paragraph-rsid="001c5c12"/>
    </style:style>
    <style:style style:name="P18" style:family="paragraph" style:parent-style-name="Text_20_body" style:list-style-name="WWNum1">
      <style:text-properties style:font-name="Liberation Serif" officeooo:rsid="000b02e7" officeooo:paragraph-rsid="001c5c12"/>
    </style:style>
    <style:style style:name="P19" style:family="paragraph" style:parent-style-name="Text_20_body" style:list-style-name="WWNum1">
      <style:text-properties fo:font-weight="bold" officeooo:paragraph-rsid="001c5c12" style:font-weight-asian="bold"/>
    </style:style>
    <style:style style:name="T1" style:family="text">
      <style:text-properties style:font-name="Liberation Serif"/>
    </style:style>
    <style:style style:name="T2" style:family="text">
      <style:text-properties style:font-name="Liberation Serif" officeooo:rsid="001c5c12"/>
    </style:style>
    <style:style style:name="T3" style:family="text">
      <style:text-properties style:font-name="Liberation Serif" officeooo:rsid="00217479"/>
    </style:style>
    <style:style style:name="T4" style:family="text">
      <style:text-properties officeooo:rsid="0021b186"/>
    </style:style>
    <style:style style:name="T5" style:family="text">
      <style:text-properties officeooo:rsid="0023a654"/>
    </style:style>
    <style:style style:name="T6" style:family="text">
      <style:text-properties officeooo:rsid="0001ec52"/>
    </style:style>
    <style:style style:name="T7" style:family="text">
      <style:text-properties officeooo:rsid="00085c65"/>
    </style:style>
    <style:style style:name="T8" style:family="text">
      <style:text-properties officeooo:rsid="000b2d1d"/>
    </style:style>
    <style:style style:name="T9" style:family="text">
      <style:text-properties fo:font-weight="bold" style:font-weight-asian="bold"/>
    </style:style>
    <style:style style:name="T10" style:family="text">
      <style:text-properties fo:color="#000000" loext:opacity="100%" fo:font-weight="bold" style:font-name-asian="Liberation Serif1" style:font-weight-asian="bold" style:font-name-complex="Liberation Serif1"/>
    </style:style>
    <style:style style:name="T11" style:family="text">
      <style:text-properties fo:color="#000000" loext:opacity="100%" fo:font-weight="bold" style:font-name-asian="Liberation Serif1" style:font-weight-asian="bold" style:font-name-complex="Liberation Serif1" style:font-weight-complex="bold"/>
    </style:style>
    <style:style style:name="T12" style:family="text">
      <style:text-properties fo:color="#000000" loext:opacity="100%" style:font-name-asian="Liberation Serif1" style:font-name-complex="Liberation Serif1"/>
    </style:style>
    <style:style style:name="T13" style:family="text">
      <style:text-properties fo:color="#000000" loext:opacity="100%" officeooo:rsid="001cfd0c" style:font-name-asian="Liberation Serif1" style:font-name-complex="Liberation Serif1"/>
    </style:style>
    <style:style style:name="T14" style:family="text">
      <style:text-properties fo:color="#000000" loext:opacity="100%" officeooo:rsid="001e0929" style:font-name-asian="Liberation Serif1" style:font-name-complex="Liberation Serif1"/>
    </style:style>
    <style:style style:name="T15" style:family="text">
      <style:text-properties fo:color="#000000" loext:opacity="100%" officeooo:rsid="001f18da" style:font-name-asian="Liberation Serif1" style:font-name-complex="Liberation Serif1"/>
    </style:style>
    <style:style style:name="T16" style:family="text">
      <style:text-properties officeooo:rsid="000550b1"/>
    </style:style>
    <style:style style:name="T17" style:family="text">
      <style:text-properties officeooo:rsid="000768dd"/>
    </style:style>
    <style:style style:name="T18" style:family="text">
      <style:text-properties officeooo:rsid="00086ae0"/>
    </style:style>
    <style:style style:name="T19" style:family="text">
      <style:text-properties officeooo:rsid="0008cbbd"/>
    </style:style>
    <style:style style:name="T20" style:family="text">
      <style:text-properties fo:font-size="18pt" fo:font-weight="bold" style:font-size-asian="18pt" style:font-weight-asian="bold" style:font-size-complex="18pt" style:font-weight-complex="bold"/>
    </style:style>
    <style:style style:name="T21" style:family="text">
      <style:text-properties officeooo:rsid="001fdd09"/>
    </style:style>
    <style:style style:name="T22" style:family="text">
      <style:text-properties officeooo:rsid="002174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05504854" text:style-name="WWNum1">
        <text:list-item>
          <text:p text:style-name="P6">1. Kurzbeschreibung</text:p>
        </text:list-item>
        <text:list-item>
          <text:p text:style-name="P14">Im Rahmen des Softwarepraktikum erstellen wir eine Android-App. Das Softwarepraktikum ist ein Praxismodul an der Universität Marburg.</text:p>
        </text:list-item>
        <text:list-item>
          <text:p text:style-name="P14">Die App soll auf allen Android Versionen &gt;= <text:span text:style-name="T4">8.0 (abweichend von ursprünglich 7.1)</text:span> laufen.</text:p>
        </text:list-item>
        <text:list-item>
          <text:p text:style-name="P14">Sie soll nützliche Funktionen für den Unialltag bieten. Dazu gehört z.B. ein Zugriff auf Informationen und Funktionalitäten von Ilias und Marvin aber auch Raumpläne und die aktuelle Speisekarte der Mensa sollen verfügbar sein.</text:p>
        </text:list-item>
        <text:list-item>
          <text:p text:style-name="P14">Die App soll in verschiedenen Meilensteinen entwickelt werden. Die Abgabe des letzten Meilensteins ist am 29.7.22</text:p>
        </text:list-item>
        <text:list-item>
          <text:p text:style-name="P14"/>
        </text:list-item>
        <text:list-item>
          <text:p text:style-name="P5">2. Entwicklungsprozess</text:p>
        </text:list-item>
        <text:list-item>
          <text:p text:style-name="P14">Als Entwicklungsmodell verwenden wir Scrum. <text:s/>Da unser Team klein ist werden wir alle auch als Entwickler sein. Weiterhin benötigen wir wegen der Größe des Teams auch keinen dedizierten Scrum Master. Da es sich nicht um ein kommerzielles Produkt handelt ist auch die Rolle des Product Owner hier nur bedingt sinnvoll.</text:p>
        </text:list-item>
        <text:list-item>
          <text:p text:style-name="P14">Grundsätzlich wollen wir an verschiedenen Komponenten arbeiten, statt zu viert an einer gemeinsamen Komponente zu arbeiten. Der entsprechende Entwickler ist dann auch verantwortlich für die Dokumentation und das Testen der entsprechenden Komponente</text:p>
        </text:list-item>
        <text:list-item>
          <text:p text:style-name="P14"/>
          <text:list>
            <text:list-item>
              <text:list>
                <text:list-item>
                  <text:h text:style-name="P10" text:outline-level="3">Tools, Konventionen und Vorgehen bei der Entwicklung</text:h>
                </text:list-item>
              </text:list>
            </text:list-item>
          </text:list>
        </text:list-item>
        <text:list-item>
          <text:p text:style-name="P14">Versionsverwaltung mit Git über Github</text:p>
        </text:list-item>
        <text:list-item>
          <text:p text:style-name="P14">Im Ordner src auf dem Branch main soll immer eine lauffähige und möglichst aktuelle Version des Systems liegen.</text:p>
        </text:list-item>
        <text:list-item>
          <text:p text:style-name="P14">Wenn ein neues Feature implementiert werden soll, wird ein neuer Branch erstellt. Dieser wird, sobald das Feature und entsprechende Test implementiert wurden, dann wieder in den main-Branch gemerged.</text:p>
        </text:list-item>
        <text:list-item>
          <text:p text:style-name="P14"/>
        </text:list-item>
        <text:list-item>
          <text:p text:style-name="P14">Tests</text:p>
        </text:list-item>
        <text:list-item>
          <text:p text:style-name="P14">Komponenten sollten, wenn sinnvoll möglich mit JUnit-tests getestet werden. Für größere Komponenten sollten auch ein paar Espressotests definiert werden.</text:p>
        </text:list-item>
        <text:list-item>
          <text:p text:style-name="P14">Das System als Ganzes sollte auch nach der Implementierung einer sinnvollen Einheit mithilfe des Emulators einem Praxistest unterzogen werden.</text:p>
        </text:list-item>
        <text:list-item>
          <text:p text:style-name="P14"/>
        </text:list-item>
        <text:list-item>
          <text:p text:style-name="P14"/>
        </text:list-item>
        <text:list-item>
          <text:p text:style-name="P14"/>
        </text:list-item>
        <text:list-item>
          <text:p text:style-name="P14">Modellierung sollte visuell gemacht werden.</text:p>
        </text:list-item>
        <text:list-item>
          <text:p text:style-name="P14">Klassenmodelle, Interaktionsmodelle und ähnliche Strukturmodelle sollten mit draw.io angelegt werden und dann sollten sowohl die .drawio Sourcedatei als auch ein gleichnamiger .pdf Export in der Dokumentation abgelegt werden.</text:p>
        </text:list-item>
        <text:list-item>
          <text:p text:style-name="P14"/>
        </text:list-item>
        <text:list-item>
          <text:p text:style-name="P14">Textuelle Notizen sollten in einer .odt Datei angelegt werden. Hier ist kein .pdf Export nötig.</text:p>
        </text:list-item>
        <text:list-item>
          <text:p text:style-name="P14">Kleinere Notizen, wie z.B. das Aussehen einer Aktivität kann auch mal als händische Skizze angelegt werden.</text:p>
        </text:list-item>
        <text:list-item>
          <text:p text:style-name="P14"/>
          <text:list>
            <text:list-item>
              <text:list>
                <text:list-item>
                  <text:h text:style-name="P10" text:outline-level="3">Codeconventions</text:h>
                </text:list-item>
              </text:list>
            </text:list-item>
          </text:list>
        </text:list-item>
        <text:list-item>
          <text:p text:style-name="P15">Benennung von Klassen, Methoden, Variablen usw. machen wir auf Englisch</text:p>
        </text:list-item>
        <text:list-item>
          <text:p text:style-name="P15">Kommentare können in Deutsch und Englisch verfasst werden. </text:p>
        </text:list-item>
        <text:list-item>
          <text:p text:style-name="P16">Util-Klassen sollten Singleton sein</text:p>
        </text:list-item>
        <text:list-item>
          <text:p text:style-name="P5">3. Anforderungen</text:p>
        </text:list-item>
        <text:list-item>
          <text:p text:style-name="P11"><text:span text:style-name="T4">Wir wollen die REST Apis von Ilias und Marvin benutzen.</text:span><text:line-break/>Des Weiteren werden wir die Mensainformationen von der Seite der Studentenwerke Marburg be<text:soft-page-break/>ziehen. <text:span text:style-name="T4">(Webscrape)</text:span></text:p>
        </text:list-item>
        <text:list-item>
          <text:p text:style-name="P11"/>
          <text:list>
            <text:list-item>
              <text:list>
                <text:list-item>
                  <text:h text:style-name="P10" text:outline-level="3">Bereiche und Subkategorien</text:h>
                </text:list-item>
              </text:list>
            </text:list-item>
          </text:list>
        </text:list-item>
        <text:list-item>
          <text:p text:style-name="P17">Themen für die lokale App:</text:p>
        </text:list-item>
        <text:list-item>
          <text:p text:style-name="P17">Startseite</text:p>
          <text:list>
            <text:list-item>
              <text:p text:style-name="P18">Profil</text:p>
            </text:list-item>
          </text:list>
        </text:list-item>
        <text:list-item>
          <text:p text:style-name="P17">Suche</text:p>
          <text:list>
            <text:list-item>
              <text:p text:style-name="P17">Räume</text:p>
            </text:list-item>
          </text:list>
        </text:list-item>
        <text:list-item>
          <text:p text:style-name="P17">Veranstaltungen</text:p>
        </text:list-item>
        <text:list-item>
          <text:p text:style-name="P17">Karten</text:p>
        </text:list-item>
        <text:list-item>
          <text:p text:style-name="P17">Kalender</text:p>
        </text:list-item>
        <text:list-item>
          <text:p text:style-name="P17">Mensa</text:p>
        </text:list-item>
        <text:list-item>
          <text:p text:style-name="P17">Datenverwaltung <text:span text:style-name="T5">(lokale Persistierung)</text:span></text:p>
        </text:list-item>
        <text:list-item>
          <text:p text:style-name="P17"/>
          <text:list>
            <text:list-item>
              <text:h text:style-name="P9" text:outline-level="2">Glossar</text:h>
            </text:list-item>
          </text:list>
        </text:list-item>
        <text:list-item>
          <text:p text:style-name="P11">Menü: </text:p>
        </text:list-item>
        <text:list-item>
          <text:p text:style-name="P11">Das Menü befindet sich auf jeder Seite oben links in der Ecke. In diesem kann man zwischen den Verschiedenen Seiten wechseln.</text:p>
        </text:list-item>
        <text:list-item>
          <text:p text:style-name="P11"/>
        </text:list-item>
        <text:list-item>
          <text:p text:style-name="P11">Startbildschirm: </text:p>
        </text:list-item>
        <text:list-item>
          <text:p text:style-name="P11">Dies ist die Seite, auf der die App startet. Ähnlich wie im Menü sind hier Buttons, mit denen man zu den anderen Seiten wechseln kann, allerdings noch weitere Einträge, wie „Einstellungen“, „Logout“ sowie „Nutzerprofil“. (siehe Layout Entwurf)</text:p>
        </text:list-item>
        <text:list-item>
          <text:p text:style-name="P11"/>
        </text:list-item>
        <text:list-item>
          <text:p text:style-name="P11">Nutzer:</text:p>
        </text:list-item>
        <text:list-item>
          <text:p text:style-name="P11"><text:s/>Ein Nutzer ist eine in der App Registrierte Person (Hat ein Nutzerkonto). </text:p>
        </text:list-item>
        <text:list-item>
          <text:p text:style-name="P11"/>
        </text:list-item>
        <text:list-item>
          <text:p text:style-name="P11">App<text:span text:style-name="T6">l</text:span>ogin-Daten: </text:p>
        </text:list-item>
        <text:list-item>
          <text:p text:style-name="P11">Dies sind die Daten, mit denen sich ein Nutzer in der App registriert hat.</text:p>
        </text:list-item>
        <text:list-item>
          <text:p text:style-name="P11"/>
        </text:list-item>
        <text:list-item>
          <text:p text:style-name="P11">Student: </text:p>
        </text:list-item>
        <text:list-item>
          <text:p text:style-name="P11">Ein Student ist eine Person mit Ilias-Account. </text:p>
        </text:list-item>
        <text:list-item>
          <text:p text:style-name="P11"/>
        </text:list-item>
        <text:list-item>
          <text:p text:style-name="P11">Uni<text:span text:style-name="T6">l</text:span>ogin-Daten: </text:p>
        </text:list-item>
        <text:list-item>
          <text:p text:style-name="P11">Dies sind die Daten, mit denen sich ein Student in Ilias anmeldet. Ein Nutzer kann Uni-Login Daten in der App hinterlegen, sodass die App auf Iliasfunktionen zugreifen kann.</text:p>
        </text:list-item>
        <text:list-item>
          <text:p text:style-name="P11"/>
        </text:list-item>
        <text:list-item>
          <text:p text:style-name="P11"><text:soft-page-break/>Bereiche: </text:p>
        </text:list-item>
        <text:list-item>
          <text:p text:style-name="P11">Sind die Verschiedenen Funktionalitätsbereiche der App. <text:span text:style-name="T7">Dies sind:</text:span></text:p>
        </text:list-item>
        <text:list-item>
          <text:p text:style-name="P14"><text:span text:style-name="T7">Start</text:span><text:span text:style-name="T8">seite</text:span>, Meine Veranstaltungen, Kalender, Mensa, <text:span text:style-name="T7">Karten</text:span>, Suche, <text:span text:style-name="T8">Datenverwaltung</text:span></text:p>
        </text:list-item>
        <text:list-item>
          <text:p text:style-name="P11"/>
          <text:list>
            <text:list-item>
              <text:h text:style-name="P9" text:outline-level="2">Anwendungsfälle</text:h>
            </text:list-item>
          </text:list>
        </text:list-item>
        <text:list-item>
          <text:p text:style-name="P14"/>
        </text:list-item>
        <text:list-item>
          <text:p text:style-name="P19">Bereich: Meine Veranstaltungen</text:p>
        </text:list-item>
        <text:list-item>
          <text:p text:style-name="P14"><text:span text:style-name="Default_20_Paragraph_20_Font"><text:span text:style-name="T9">1.1 Veranstaltung Hinzufügen/Löschen</text:span></text:span><text:line-break/>Vorbedingung: Seite „Meine Veranstaltungen“ ist geöffnet</text:p>
        </text:list-item>
        <text:list-item>
          <text:p text:style-name="P14">Ablauf: Nutzer klickt auf Feld „Veranstaltung suchen“ und gibt Suchbegriff ein.<text:line-break/>In der Liste der gefunden Veranstaltung kann die gesuchte Veranstaltung angeklickt werden,<text:line-break/>worauf sich die Seite der Veranstaltung öffnet. Hier kann über einen Button die Veranstaltung zu „Meine Veranstaltungen“ hinzugefügt werden. Sollte die Veranstaltung bereits bei „Meine Veranstaltungen“ vorhanden sein, dient der Button stattdessen zum Entfernen der Veranstaltung aus „Meine Veranstaltungen“</text:p>
        </text:list-item>
        <text:list-item>
          <text:p text:style-name="P14"/>
        </text:list-item>
        <text:list-item>
          <text:p text:style-name="P14"><text:span text:style-name="Default_20_Paragraph_20_Font"><text:span text:style-name="T9">1.2 Veranstaltung einsehen</text:span></text:span><text:line-break/>Vorbedingung: Seite „Meine Veranstaltungen“ ist geöffnet</text:p>
        </text:list-item>
        <text:list-item>
          <text:p text:style-name="P14">Ablauf: Der Nutzer sieht eine Liste seiner ausgewählten Veranstaltungen. Aus dieser kann er eine Veranstaltung anklicken, worauf sich die Seite zu der Veranstaltung öffnet.</text:p>
        </text:list-item>
        <text:list-item>
          <text:p text:style-name="P14">Alternativ kann eine Veranstaltung, die der Nutzer noch nicht gespeichert hat, über die Suche gesucht werden und dann angeklickt werden.</text:p>
        </text:list-item>
        <text:list-item>
          <text:p text:style-name="P14">Auf dieser Seite werden generelle Informationen zu der Veranstaltung angezeigt (Dozent, Veranstaltungstermine, Semesterwochenstunden, etc.), ein Button, der zur Iliasseite dieser Veranstaltung führt und eine Einsicht über die Bewertungen dieser Veranstaltung.</text:p>
        </text:list-item>
        <text:list-item>
          <text:p text:style-name="P14"><text:span text:style-name="Default_20_Paragraph_20_Font"><text:span text:style-name="T9"/></text:span></text:p>
        </text:list-item>
        <text:list-item>
          <text:p text:style-name="P19">Bereich: Karte</text:p>
        </text:list-item>
        <text:list-item>
          <text:p text:style-name="P19">2.1 Auf Karte navigieren</text:p>
        </text:list-item>
        <text:list-item>
          <text:p text:style-name="P14">Vorbedingung: Die Seite „Karte“ ist ausgewählt.</text:p>
        </text:list-item>
        <text:list-item>
          <text:p text:style-name="P14">Ablauf: Der Nutzer kann auf der Karte die verschiedenen Gebiete der Uni (Lahnberge, Innenstadt) anklicken. Wird ein Bereich angeklickt, öffnet sich eine neue Karte mit einer detaillierteren Ansicht dieses Bereichs, auf dem wieder einzelne Bereiche angeklickt werden können (Biegenstraße, Renthof, Mehrzweckgebäude, etc.) von denen sich dann wieder eine detailliertere Ansicht öffnet. Über einen zurück Knopf kann zu der vorherigen Karte zurückgekehrt werden.</text:p>
        </text:list-item>
        <text:list-item>
          <text:p text:style-name="P14"/>
        </text:list-item>
        <text:list-item>
          <text:p text:style-name="P19">2.2 Räume/Gebäude Suchen</text:p>
        </text:list-item>
        <text:list-item>
          <text:p text:style-name="P14">Vorbedingung: Die Seite „Karte“, oder die Seite „Suche“, mit aktiviertem „Raum“-Flag ist geöffnet.</text:p>
        </text:list-item>
        <text:list-item>
          <text:p text:style-name="P14">Ablauf: Der Nutzer kann nun einen Raum- oder Gebäudenamen eingeben. Daraufhin werden ihm alle passenden Räume/Gebäude angezeigt. Diese können jeweils angeklickt werden, woraufhin sich die Hierarchie bis zu dem ausgewählten Objekt öffnet (Siehe Beispiel). Der Nutzer kann die Gebiete in der Hierarchie anklicken, woraufhin sich eine Karte öffnet auf der man die Position des jeweiligen Gebiets sieht.</text:p>
        </text:list-item>
        <text:list-item>
          <text:p text:style-name="P14">Beispiel: Suchbegriff „PC Pool A3“ wird eingegeben. Der PC Pool A3 auf den Lahnbergen wird als Ergebnis vorgeschlagen. Klickt man diesen an, so wird die Hierarchie<text:line-break/> „&gt;Lahnberge&gt;Hans-Meerwein-Straße&gt;Mehrzweckgebäude&gt;A319“ <text:s/>angezeigt. <text:s/></text:p>
        </text:list-item>
        <text:list-item>
          <text:p text:style-name="P14"/>
        </text:list-item>
        <text:list-item>
          <text:p text:style-name="P14"><text:span text:style-name="Default_20_Paragraph_20_Font"><text:span text:style-name="T10">Bereich: Suche</text:span></text:span></text:p>
        </text:list-item>
        <text:list-item>
          <text:p text:style-name="P14"><text:span text:style-name="Default_20_Paragraph_20_Font"><text:span text:style-name="T11">3.1 Objekte Suchen</text:span></text:span></text:p>
        </text:list-item>
        <text:list-item>
          <text:p text:style-name="P12"><text:soft-page-break/><text:span text:style-name="Default_20_Paragraph_20_Font"><text:span text:style-name="T12">Vorbedingung: die Suche-Seite ist geöffnet.</text:span></text:span></text:p>
        </text:list-item>
        <text:list-item>
          <text:p text:style-name="P13"><text:span text:style-name="Default_20_Paragraph_20_Font"><text:span text:style-name="T12">Ablauf: der Benutzer klickt auf Suchbegriff und gibt eine Zeichenkette ein. </text:span></text:span><text:span text:style-name="Default_20_Paragraph_20_Font"><text:span text:style-name="T13">Es werden alle Objekte angezeigt, die eine Übereinstimmung mit der</text:span></text:span><text:span text:style-name="Default_20_Paragraph_20_Font"><text:span text:style-name="T12"> eingegebenen Zeichenkette </text:span></text:span><text:span text:style-name="Default_20_Paragraph_20_Font"><text:span text:style-name="T13">haben</text:span></text:span><text:span text:style-name="Default_20_Paragraph_20_Font"><text:span text:style-name="T12">.</text:span></text:span></text:p>
        </text:list-item>
        <text:list-item>
          <text:p text:style-name="P13"/>
        </text:list-item>
        <text:list-item>
          <text:p text:style-name="P12"><text:span text:style-name="Default_20_Paragraph_20_Font"><text:span text:style-name="T12">Abbruchszenarien: keine Objektbezeichnung stimmt mit der Eingabe überein.</text:span></text:span></text:p>
        </text:list-item>
        <text:list-item>
          <text:p text:style-name="P12"><text:span text:style-name="Default_20_Paragraph_20_Font"><text:span text:style-name="T12">Nachbedingung: Man kann auf das angezeigte Objekt klicken, um die Übersicht davon unter dem passenden Bereich zu sehen.</text:span></text:span></text:p>
        </text:list-item>
        <text:list-item>
          <text:p text:style-name="P12"><text:line-break/><text:span text:style-name="Default_20_Paragraph_20_Font"><text:span text:style-name="T10">Bereich: Mensa</text:span></text:span></text:p>
        </text:list-item>
        <text:list-item>
          <text:p text:style-name="P12"><text:span text:style-name="Default_20_Paragraph_20_Font"><text:span text:style-name="T11">4.1 Essensplan aufrufen</text:span></text:span></text:p>
        </text:list-item>
        <text:list-item>
          <text:p text:style-name="P12"><text:span text:style-name="Default_20_Paragraph_20_Font"><text:span text:style-name="T12">Vorbedingung: </text:span></text:span><text:span text:style-name="Default_20_Paragraph_20_Font"><text:span text:style-name="T14">Die</text:span></text:span><text:span text:style-name="Default_20_Paragraph_20_Font"><text:span text:style-name="T12"> </text:span></text:span><text:span text:style-name="Default_20_Paragraph_20_Font"><text:span text:style-name="T14">Mensa-Seite </text:span></text:span><text:span text:style-name="Default_20_Paragraph_20_Font"><text:span text:style-name="T12">ist geöffnet.</text:span></text:span></text:p>
        </text:list-item>
        <text:list-item>
          <text:p text:style-name="P12"><text:span text:style-name="Default_20_Paragraph_20_Font"><text:span text:style-name="T12">Ablauf: </text:span></text:span><text:span text:style-name="Default_20_Paragraph_20_Font"><text:span text:style-name="T14">Der Nutzer wählt den Zeitraum und die Mensa aus. Dann werden alle Mahlzeiten angezeigt, die in dem Zeitraum in der Mensa zu</text:span></text:span><text:span text:style-name="Default_20_Paragraph_20_Font"><text:span text:style-name="T15">r</text:span></text:span><text:span text:style-name="Default_20_Paragraph_20_Font"><text:span text:style-name="T14"> Auswahl stehen.</text:span></text:span></text:p>
        </text:list-item>
        <text:list-item>
          <text:p text:style-name="P12"><text:span text:style-name="Default_20_Paragraph_20_Font"><text:span text:style-name="T12"><text:line-break/></text:span></text:span><text:span text:style-name="Default_20_Paragraph_20_Font"><text:span text:style-name="T10">Bereich: Kalender</text:span></text:span></text:p>
        </text:list-item>
        <text:list-item>
          <text:p text:style-name="P12"><text:span text:style-name="Default_20_Paragraph_20_Font"><text:span text:style-name="T11">5.1 Veranstaltung eintragen / entfernen</text:span></text:span></text:p>
        </text:list-item>
        <text:list-item>
          <text:p text:style-name="P12"><text:span text:style-name="Default_20_Paragraph_20_Font"><text:span text:style-name="T12">Vorbedingung: Die Seite „Meine Veranstaltungen“ ist geöffnet.</text:span></text:span></text:p>
        </text:list-item>
        <text:list-item>
          <text:p text:style-name="P12"><text:span text:style-name="Default_20_Paragraph_20_Font"><text:span text:style-name="T12">Ablauf: Der Nutzer klickt eine Veranstaltung aus der Übersicht in „Meine Veranstaltungen“ an oder er sucht eine Veranstaltung und klickt sie an. Die Veranstaltung öffnet sich und der Nutzer klickt auf den Button „zu Kalender hinzufügen“ / „aus Kalender entfernen“.</text:span></text:span></text:p>
        </text:list-item>
        <text:list-item>
          <text:p text:style-name="P12"><text:span text:style-name="Default_20_Paragraph_20_Font"><text:span text:style-name="T12">Nachbedingung: Alle mit der ausgewählten Veranstaltung verbundenen Termine wurden in den Kalender eingetragen / wurden aus dem Kalender entfernt.</text:span></text:span></text:p>
        </text:list-item>
        <text:list-item>
          <text:p text:style-name="P12"><text:span text:style-name="Default_20_Paragraph_20_Font"><text:span text:style-name="T12"><text:line-break/></text:span></text:span><text:span text:style-name="Default_20_Paragraph_20_Font"><text:span text:style-name="T11">5.2 Termin eintragen / entfernen</text:span></text:span></text:p>
        </text:list-item>
        <text:list-item>
          <text:p text:style-name="P12"><text:span text:style-name="Default_20_Paragraph_20_Font"><text:span text:style-name="T12">Vorbedingung: Die Seite „Kalender“ ist geöffnet.</text:span></text:span></text:p>
        </text:list-item>
        <text:list-item>
          <text:p text:style-name="P12"><text:span text:style-name="Default_20_Paragraph_20_Font"><text:span text:style-name="T12">Ablauf: Der Nutzer klickt (in der Wochenübersicht) auf den gewünschten Zeit Slot. Es öffnet sich ein Pop-Up, in dem die aktuellen Informationen dieses Zeitslots angezeigt werden. Der Nutzer klickt auf den Button „Termin hinzufügen“ / „Termin löschen“. Daraufhin kann er den gewünschten Termin eintragen bzw. der Termin wird aus dem Kalender gelöscht.</text:span></text:span><text:line-break/></text:p>
        </text:list-item>
        <text:list-item>
          <text:p text:style-name="P12"><text:span text:style-name="Default_20_Paragraph_20_Font"><text:span text:style-name="T10">Bereich: Login</text:span></text:span></text:p>
        </text:list-item>
        <text:list-item>
          <text:p text:style-name="P12"><text:span text:style-name="Default_20_Paragraph_20_Font"><text:span text:style-name="T11">6.1 Anmelden</text:span></text:span></text:p>
        </text:list-item>
        <text:list-item>
          <text:p text:style-name="P12"><text:span text:style-name="Default_20_Paragraph_20_Font"><text:span text:style-name="T12">Vorbedingung: Der Login-Screen der App ist geöffnet.</text:span></text:span></text:p>
        </text:list-item>
        <text:list-item>
          <text:p text:style-name="P12"><text:span text:style-name="Default_20_Paragraph_20_Font"><text:span text:style-name="T12">Ablauf: Der Nutzer gibt in die Felder „Username“ und „Password“ seine App-Login Daten ein und klickt dann auf den Button „Login“.</text:span></text:span></text:p>
        </text:list-item>
        <text:list-item>
          <text:p text:style-name="P12"><text:span text:style-name="Default_20_Paragraph_20_Font"><text:span text:style-name="T12">Abbruchszenario: Sind die eingetragenen App-Login Daten nicht valide (z.B. es fehlen Daten oder die Daten sind so nicht im System vermerkt), wird eine Nachricht zum aufgetretenen Fehler auf </text:span></text:span><text:soft-page-break/><text:span text:style-name="Default_20_Paragraph_20_Font"><text:span text:style-name="T12">dem Login-Screen ausgegeben.</text:span></text:span></text:p>
        </text:list-item>
        <text:list-item>
          <text:p text:style-name="P12"><text:span text:style-name="Default_20_Paragraph_20_Font"><text:span text:style-name="T12">Nachbedingung: Der Startbildschirm des angemeldeten Accounts wird angezeigt.<text:line-break/></text:span></text:span></text:p>
        </text:list-item>
        <text:list-item>
          <text:p text:style-name="P12"><text:span text:style-name="Default_20_Paragraph_20_Font"><text:span text:style-name="T11">6.2 Registrieren</text:span></text:span></text:p>
        </text:list-item>
        <text:list-item>
          <text:p text:style-name="P12"><text:span text:style-name="Default_20_Paragraph_20_Font"><text:span text:style-name="T12">Vorbedingung: Der Login-Screen der App ist geöffnet.</text:span></text:span></text:p>
        </text:list-item>
        <text:list-item>
          <text:p text:style-name="P12"><text:span text:style-name="Default_20_Paragraph_20_Font"><text:span text:style-name="T12">Ablauf: Der Nutzer klickt auf den Button „noch keinen Account?“ und wird auf den Registrierungs-Screen weitergeleitet. Dort gibt er die gewünschten Anmeldedaten in die Felder „Username“ und „Password“ ein und klickt auf den Button „Register“. (Ein Username muss mindestens 3 Zeichen lang sein, ein Passwort mindestens 8 Zeichen lang) <text:line-break/><text:line-break/>Abbruchszenario: Sind die angegebenen Registrierungsdaten nicht valide (z.B. es fehlen Daten oder der Nutzername ist bereits vergeben), wird eine Nachricht zum aufgetretenen Fehler auf dem Login-Screen ausgegeben.<text:line-break/><text:line-break/>Nachbedingung: <text:s/>Der Home-Screen des angemeldeten Accounts wird angezeigt, die Registrierungsdaten sind als App-Login Daten des gerade erstellten Accounts gespeichert.</text:span></text:span></text:p>
        </text:list-item>
        <text:list-item>
          <text:p text:style-name="P12"><text:span text:style-name="Default_20_Paragraph_20_Font"><text:span text:style-name="T12"/></text:span></text:p>
        </text:list-item>
        <text:list-item>
          <text:p text:style-name="P7">4. <text:span text:style-name="T21">Umsetzung</text:span></text:p>
        </text:list-item>
        <text:list-item>
          <text:p text:style-name="P14"><text:span text:style-name="Default_20_Paragraph_20_Font">Meilenstein 1 (22.05.):</text:span></text:p>
          <text:p text:style-name="P14"><text:span text:style-name="Default_20_Paragraph_20_Font">Überblick über das Projekt verschaffen</text:span></text:p>
          <text:p text:style-name="P14"><text:span text:style-name="Default_20_Paragraph_20_Font">Dokumentation des Pojekts erstellen</text:span></text:p>
          <text:p text:style-name="P14"><text:span text:style-name="Default_20_Paragraph_20_Font">Erstellen diverser Diagramme zur Hilfe</text:span></text:p>
        </text:list-item>
        <text:list-item>
          <text:p text:style-name="P14"><text:span text:style-name="Default_20_Paragraph_20_Font"/></text:p>
        </text:list-item>
        <text:list-item>
          <text:p text:style-name="P14"><text:span text:style-name="Default_20_Paragraph_20_Font">Meilenstein 2 (17.06.):</text:span></text:p>
          <text:p text:style-name="P14"><text:span text:style-name="Default_20_Paragraph_20_Font">Login implementieren </text:span><text:span text:style-name="Default_20_Paragraph_20_Font"><text:span text:style-name="T16">(hohe Priorität)</text:span></text:span></text:p>
          <text:p text:style-name="P14"><text:span text:style-name="Default_20_Paragraph_20_Font"><text:span text:style-name="T17">lokale </text:span></text:span><text:span text:style-name="Default_20_Paragraph_20_Font">Datenerhaltung </text:span><text:span text:style-name="Default_20_Paragraph_20_Font"><text:span text:style-name="T17">implementieren</text:span></text:span><text:span text:style-name="Default_20_Paragraph_20_Font"> </text:span><text:span text:style-name="Default_20_Paragraph_20_Font"><text:span text:style-name="T16">(hohe Priorität)</text:span></text:span></text:p>
          <text:p text:style-name="P14"><text:span text:style-name="Default_20_Paragraph_20_Font">Grundgerüst der einzelnen </text:span><text:span text:style-name="Default_20_Paragraph_20_Font"><text:span text:style-name="T18">Bereiche (siehe Glossar)</text:span></text:span><text:span text:style-name="Default_20_Paragraph_20_Font"> der App implementieren</text:span></text:p>
        </text:list-item>
        <text:list-item>
          <text:p text:style-name="P14"><text:span text:style-name="Default_20_Paragraph_20_Font"/></text:p>
        </text:list-item>
        <text:list-item>
          <text:p text:style-name="P14"><text:span text:style-name="Default_20_Paragraph_20_Font">Meilenstein 3 (08.07.):</text:span></text:p>
          <text:p text:style-name="P14"><text:span text:style-name="Default_20_Paragraph_20_Font">Implementierung der </text:span><text:span text:style-name="Default_20_Paragraph_20_Font"><text:span text:style-name="T19">verbleibenden</text:span></text:span><text:span text:style-name="Default_20_Paragraph_20_Font"> </text:span><text:span text:style-name="Default_20_Paragraph_20_Font"><text:span text:style-name="T18">Bereiche (siehe Glossar) der App</text:span></text:span></text:p>
          <text:p text:style-name="P14"><text:span text:style-name="Default_20_Paragraph_20_Font">Schreiben von ausführlichen Tests</text:span></text:p>
          <text:p text:style-name="P14"><text:span text:style-name="Default_20_Paragraph_20_Font">Dokumentation der Implementierung erstellen</text:span></text:p>
        </text:list-item>
        <text:list-item>
          <text:p text:style-name="P14"><text:span text:style-name="Default_20_Paragraph_20_Font"/></text:p>
        </text:list-item>
        <text:list-item>
          <text:p text:style-name="P14"><text:span text:style-name="Default_20_Paragraph_20_Font">Abrundung (29.07.):</text:span></text:p>
          <text:p text:style-name="P14"><text:span text:style-name="Default_20_Paragraph_20_Font">Beheben von letzten Problemen</text:span></text:p>
        </text:list-item>
        <text:list-item>
          <text:p text:style-name="P8"><text:span text:style-name="Default_20_Paragraph_20_Font">eventuelles Hinzufügen von weiteren Funktionalitäten</text:span></text:p>
        </text:list-item>
        <text:list-item>
          <text:p text:style-name="P8"><text:span text:style-name="Default_20_Paragraph_20_Font"/></text:p>
        </text:list-item>
      </text:list>
      <text:h text:style-name="Heading_20_2" text:outline-level="2"><text:span text:style-name="Default_20_Paragraph_20_Font"><text:span text:style-name="T20">5. Kurzer Überblick über erreichte Funktionalität</text:span></text:span></text:h>
      <text:h text:style-name="Heading_20_3" text:outline-level="3"><text:span text:style-name="Default_20_Paragraph_20_Font">Login und Register:</text:span></text:h>
      <text:p text:style-name="P2"><text:span text:style-name="Default_20_Paragraph_20_Font"><text:span text:style-name="T1">Funktionieren wie erwartet.</text:span></text:span></text:p>
      <text:p text:style-name="P2"><text:span text:style-name="Default_20_Paragraph_20_Font"><text:span text:style-name="T1">Beim ersten Login/Register nach Installation der App werden die Mockdaten eingelesen und die lokale Datenbank wird angelegt, dies kann einen Moment dauern.</text:span></text:span></text:p>
      <text:p text:style-name="P2"><text:span text:style-name="Default_20_Paragraph_20_Font"><text:span text:style-name="T1">Bei jedem erfolgreichen Login/Register werden im Hintergrund die Mensadaten geladen.</text:span></text:span></text:p>
      <text:p text:style-name="P4"><text:soft-page-break/></text:p>
      <text:h text:style-name="Heading_20_3" text:outline-level="3"><text:span text:style-name="Default_20_Paragraph_20_Font"><text:span text:style-name="T22">Map</text:span></text:span><text:span text:style-name="Default_20_Paragraph_20_Font">:</text:span></text:h>
      <text:p text:style-name="P2"><text:span text:style-name="Default_20_Paragraph_20_Font"><text:span text:style-name="T1">Man kann sich einen Überblick über die Lage der Gebäude verschaffen, indem man sich durch Übersichtskarten klickt.</text:span></text:span></text:p>
      <text:p text:style-name="P4"/>
      <text:h text:style-name="Heading_20_3" text:outline-level="3"><text:span text:style-name="Default_20_Paragraph_20_Font"><text:span text:style-name="T22">K</text:span></text:span><text:span text:style-name="Default_20_Paragraph_20_Font">alend</text:span><text:span text:style-name="Default_20_Paragraph_20_Font"><text:span text:style-name="T22">e</text:span></text:span><text:span text:style-name="Default_20_Paragraph_20_Font">r:</text:span></text:h>
      <text:p text:style-name="P2"><text:span text:style-name="Default_20_Paragraph_20_Font"><text:span text:style-name="T1">Man kann eigene Termine (Event genannt) im Kalend</text:span></text:span><text:span text:style-name="Default_20_Paragraph_20_Font"><text:span text:style-name="T3">e</text:span></text:span><text:span text:style-name="Default_20_Paragraph_20_Font"><text:span text:style-name="T1">r eintragen und auch wieder entfernen (longclick auf den Termin).</text:span></text:span></text:p>
      <text:p text:style-name="P2"><text:span text:style-name="Default_20_Paragraph_20_Font"><text:span text:style-name="T1">Man kann LectureInstances pinnen (und wieder unpinnen). Dabei wird für jeden Termin ein Event in den Kalender eingetragen.</text:span></text:span></text:p>
      <text:p text:style-name="P4"/>
      <text:h text:style-name="Heading_20_3" text:outline-level="3"><text:span text:style-name="Default_20_Paragraph_20_Font">Meine Veranstaltungen:</text:span></text:h>
      <text:p text:style-name="P2"><text:span text:style-name="Default_20_Paragraph_20_Font"><text:span text:style-name="T1">Zeigt alle Veranstaltungen (Lecture) an, die der User mal hinzugefügt hat.</text:span></text:span></text:p>
      <text:p text:style-name="P1"><text:span text:style-name="Default_20_Paragraph_20_Font"><text:span text:style-name="T2">Ein Klick auf die Lecture öffnet eine Detailansicht zur Lecture.</text:span></text:span></text:p>
      <text:p text:style-name="P1"><text:span text:style-name="Default_20_Paragraph_20_Font"><text:span text:style-name="T2"/></text:span></text:p>
      <text:h text:style-name="Heading_20_3" text:outline-level="3"><text:span text:style-name="Default_20_Paragraph_20_Font">Mensa:</text:span></text:h>
      <text:p text:style-name="P1"><text:span text:style-name="Default_20_Paragraph_20_Font"><text:span text:style-name="T2">Zeigt für den ausgewählten Zeitraum und die ausgewählte Mensa die Gerichte an.</text:span></text:span></text:p>
      <text:p text:style-name="P1"><text:span text:style-name="Default_20_Paragraph_20_Font"><text:span text:style-name="T2"/></text:span></text:p>
      <text:h text:style-name="Heading_20_3" text:outline-level="3"><text:span text:style-name="Default_20_Paragraph_20_Font">Suche</text:span></text:h>
      <text:p text:style-name="P3">Man nach allen Eigenschaften von Lectures und LectureInstances suchen, die Ergebnisse werden entsprechend in einer Übersicht angezeigt.</text:p>
      <text:p text:style-name="P3">Dies Umfasst z.B. Raum, Uhrzeit, Name der Veranstaltung, Dozent.</text:p>
      <text:p text:style-name="P3">Beide Arten von Ergebnissen können angeklickt werden und führen zu einer Übersicht über die entsprechende Lectur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family-generic="system"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O-Normal" style:family="paragraph" style:default-outline-level="">
      <style:paragraph-properties fo:margin-top="0cm" fo:margin-bottom="0.282cm" style:contextual-spacing="false" fo:line-height="105%"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de" fo:country="DE" style:letter-kerning="true" style:font-name-asian="0" style:font-family-asian="0" style:font-family-generic-asian="system" style:font-pitch-asian="variable" style:font-size-asian="12pt" style:language-asian="zh" style:country-asian="CN" style:font-name-complex="0" style:font-family-complex="0" style:font-family-generic-complex="system" style:font-pitch-complex="variable" style:font-size-complex="12pt" style:language-complex="hi" style:country-complex="IN" fo:hyphenate="true" loext:hyphenation-no-caps="false"/>
    </style:style>
    <style:style style:name="Heading" style:family="paragraph" style:parent-style-name="Standard" style:class="text"/>
    <style:style style:name="Text_20_body" style:display-name="Text body" style:family="paragraph" style:parent-style-name="Standard" style:class="text"/>
    <style:style style:name="Heading_20_1" style:display-name="Heading 1" style:family="paragraph" style:parent-style-name="Heading" style:class="text"/>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margin-top="0cm" fo:margin-bottom="0.282cm" style:contextual-spacing="false" fo:line-height="106%" fo:hyphenation-ladder-count="no-limit"/>
      <style:text-properties fo:hyphenate="tru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Label_20_4" style:display-name="ListLabel 4" style:family="text">
      <style:text-properties style:font-name="Helvetica" fo:font-family="Helvetica" style:font-family-generic="roman" style:font-pitch="variable" fo:font-size="12pt" style:font-size-asian="12pt"/>
    </style:style>
    <style:style style:name="ListLabel_20_3" style:display-name="ListLabel 3" style:family="text">
      <style:text-properties style:font-name="Helvetica" fo:font-family="Helvetica" style:font-family-generic="roman" style:font-pitch="variable" fo:font-size="12pt" style:font-size-asian="12pt"/>
    </style:style>
    <style:style style:name="ListLabel_20_2" style:display-name="ListLabel 2" style:family="text">
      <style:text-properties style:font-name="Helvetica" fo:font-family="Helvetica" style:font-family-generic="roman" style:font-pitch="variable" fo:font-size="12pt" style:font-size-asian="12pt"/>
    </style:style>
    <style:style style:name="ListLabel_20_1" style:display-name="ListLabel 1" style:family="text">
      <style:text-properties style:font-name="Helvetica" fo:font-family="Helvetica" style:font-family-generic="roman" style:font-pitch="variable" fo:font-size="12pt" style:font-size-asian="12pt"/>
    </style:style>
    <style:style style:name="Default_20_Paragraph_20_Font" style:display-name="Default Paragraph Font"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9T13:40:44.313000000</dc:date>
    <meta:editing-duration>PT20M45S</meta:editing-duration>
    <meta:editing-cycles>6</meta:editing-cycles>
    <meta:generator>LibreOffice/7.2.7.2$Windows_X86_64 LibreOffice_project/8d71d29d553c0f7dcbfa38fbfda25ee34cce99a2</meta:generator>
    <meta:document-statistic meta:table-count="0" meta:image-count="0" meta:object-count="0" meta:page-count="6" meta:paragraph-count="130" meta:word-count="1524" meta:character-count="11157" meta:non-whitespace-character-count="9739"/>
  </office:meta>
</office:document-meta>
</file>